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1000000E10DB8019EA30A606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fo:orphans="0" fo:widows="0"/>
      <style:text-properties fo:color="#666666" loext:opacity="100%" fo:font-size="9pt" fo:font-style="italic" style:font-size-asian="9pt" style:font-style-asian="italic" style:font-size-complex="9pt"/>
    </style:style>
    <style:style style:name="P2" style:family="paragraph" style:parent-style-name="Standard">
      <style:paragraph-properties fo:line-height="100%" fo:orphans="0" fo:widows="0"/>
      <style:text-properties fo:color="#666666" loext:opacity="100%" fo:font-size="9pt" style:font-size-asian="9pt" style:font-size-complex="9pt"/>
    </style:style>
    <style:style style:name="P3" style:family="paragraph" style:parent-style-name="Standard">
      <loext:graphic-properties draw:fill="solid" draw:fill-color="#ffffff"/>
      <style:paragraph-properties fo:margin-left="0cm" fo:margin-right="0cm" fo:margin-top="0cm" fo:margin-bottom="0.423cm" style:contextual-spacing="false" fo:line-height="100%" fo:orphans="0" fo:widows="0" fo:text-indent="0cm" style:auto-text-indent="false" fo:background-color="#ffffff"/>
      <style:text-properties fo:color="#3465a4" loext:opacity="100%" officeooo:rsid="000607be" officeooo:paragraph-rsid="000607be"/>
    </style:style>
    <style:style style:name="P4"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style:font-name="Roboto" fo:font-size="11.5pt" style:font-name-asian="Roboto1" style:font-size-asian="11.5pt" style:font-name-complex="Roboto1" style:font-size-complex="11.5pt"/>
    </style:style>
    <style:style style:name="P5"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officeooo:paragraph-rsid="000370f5"/>
    </style:style>
    <style:style style:name="P6"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370f5" officeooo:paragraph-rsid="000370f5" style:font-name-asian="Roboto1" style:font-size-asian="11.5pt" style:font-name-complex="Roboto1" style:font-size-complex="11.5pt"/>
    </style:style>
    <style:style style:name="P7"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style:font-name-asian="Roboto1" style:font-size-asian="11.5pt" style:font-name-complex="Roboto1" style:font-size-complex="11.5pt"/>
    </style:style>
    <style:style style:name="P8"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562a6" officeooo:paragraph-rsid="000562a6" style:font-name-asian="Roboto1" style:font-size-asian="11.5pt" style:font-name-complex="Roboto1" style:font-size-complex="11.5pt"/>
    </style:style>
    <style:style style:name="P9"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607be" officeooo:paragraph-rsid="000607be" style:font-name-asian="Roboto1" style:font-size-asian="11.5pt" style:font-name-complex="Roboto1" style:font-size-complex="11.5pt"/>
    </style:style>
    <style:style style:name="P10" style:family="paragraph" style:parent-style-name="Standard">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858b5" officeooo:paragraph-rsid="000858b5" style:font-name-asian="Roboto1" style:font-size-asian="11.5pt" style:font-name-complex="Roboto1" style:font-size-complex="11.5pt"/>
    </style:style>
    <style:style style:name="P11" style:family="paragraph" style:parent-style-name="Standard">
      <loext:graphic-properties draw:fill="solid" draw:fill-color="#ffffff"/>
      <style:paragraph-properties fo:margin-left="1.27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12" style:family="paragraph" style:parent-style-name="Standard">
      <loext:graphic-properties draw:fill="solid" draw:fill-color="#ffffff"/>
      <style:paragraph-properties fo:margin-left="1.27cm" fo:margin-right="0cm" fo:margin-top="0cm" fo:margin-bottom="0cm" style:contextual-spacing="false" fo:line-height="100%" fo:orphans="0" fo:widows="0" fo:text-indent="-0.635cm" style:auto-text-indent="false" fo:background-color="#ffffff"/>
      <style:text-properties fo:color="#3465a4" loext:opacity="100%" style:font-name="Roboto" fo:font-size="11.5pt" style:font-name-asian="Roboto1" style:font-size-asian="11.5pt" style:font-name-complex="Roboto1" style:font-size-complex="11.5pt"/>
    </style:style>
    <style:style style:name="P13" style:family="paragraph" style:parent-style-name="Standard">
      <loext:graphic-properties draw:fill="solid" draw:fill-color="#ffffff"/>
      <style:paragraph-properties fo:margin-left="2.54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14" style:family="paragraph" style:parent-style-name="Standard">
      <loext:graphic-properties draw:fill="solid" draw:fill-color="#ffffff"/>
      <style:paragraph-properties fo:margin-left="3.81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15" style:family="paragraph" style:parent-style-name="Standard">
      <loext:graphic-properties draw:fill="solid" draw:fill-color="#ffffff"/>
      <style:paragraph-properties fo:margin-left="3.81cm" fo:margin-right="0cm" fo:margin-top="0cm" fo:margin-bottom="0cm" style:contextual-spacing="false" fo:line-height="100%" fo:orphans="0" fo:widows="0" fo:text-indent="-0.635cm" style:auto-text-indent="false" fo:background-color="#ffffff"/>
      <style:text-properties fo:color="#3465a4" loext:opacity="100%" style:font-name="Roboto" fo:font-size="11.5pt" style:font-name-asian="Roboto1" style:font-size-asian="11.5pt" style:font-name-complex="Roboto1" style:font-size-complex="11.5pt"/>
    </style:style>
    <style:style style:name="P16" style:family="paragraph" style:parent-style-name="Standard" style:master-page-name="Standard">
      <loext:graphic-properties draw:fill="solid" draw:fill-color="#ffffff"/>
      <style:paragraph-properties fo:margin-left="0cm" fo:margin-right="0cm" fo:margin-top="0cm" fo:margin-bottom="0.423cm" style:contextual-spacing="false" fo:line-height="100%" fo:text-align="justify" style:justify-single-word="false" fo:orphans="0" fo:widows="0" fo:text-indent="0cm" style:auto-text-indent="false" style:page-number="1" fo:background-color="#ffffff"/>
    </style:style>
    <style:style style:name="P17" style:family="paragraph" style:parent-style-name="Standard">
      <loext:graphic-properties draw:fill="solid" draw:fill-color="#ffffff"/>
      <style:paragraph-properties fo:margin-left="0cm" fo:margin-right="0cm" fo:margin-top="0cm" fo:margin-bottom="0.423cm" style:contextual-spacing="false" fo:line-height="100%" fo:text-align="justify" style:justify-single-word="false" fo:orphans="0" fo:widows="0" fo:text-indent="0cm" style:auto-text-indent="false" fo:background-color="#ffffff"/>
    </style:style>
    <style:style style:name="P18" style:family="paragraph" style:parent-style-name="Standard">
      <loext:graphic-properties draw:fill="solid" draw:fill-color="#ffffff"/>
      <style:paragraph-properties fo:margin-left="0cm" fo:margin-right="0cm" fo:margin-top="0cm" fo:margin-bottom="0.423cm" style:contextual-spacing="false" fo:line-height="100%" fo:text-align="center" style:justify-single-word="false" fo:orphans="0" fo:widows="0" fo:text-indent="0cm" style:auto-text-indent="false" fo:background-color="#ffffff"/>
    </style:style>
    <style:style style:name="P19" style:family="paragraph" style:parent-style-name="Standard">
      <loext:graphic-properties draw:fill="solid" draw:fill-color="#ffffff"/>
      <style:paragraph-properties fo:margin-left="0cm" fo:margin-right="0cm" fo:margin-top="0cm" fo:margin-bottom="0.423cm" style:contextual-spacing="false" fo:line-height="100%" fo:text-align="justify" style:justify-single-word="false" fo:orphans="0" fo:widows="0" fo:text-indent="0cm" style:auto-text-indent="false" fo:background-color="#ffffff"/>
      <style:text-properties officeooo:rsid="000f0a9a" officeooo:paragraph-rsid="000f0a9a"/>
    </style:style>
    <style:style style:name="P20" style:family="paragraph" style:parent-style-name="Standard" style:list-style-name="WWNum1">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paragraph-rsid="000370f5" style:font-name-asian="Roboto1" style:font-size-asian="11.5pt" style:font-name-complex="Roboto1" style:font-size-complex="11.5pt"/>
    </style:style>
    <style:style style:name="P21" style:family="paragraph" style:parent-style-name="Standard" style:list-style-name="WWNum1">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370f5" officeooo:paragraph-rsid="000370f5" style:font-name-asian="Roboto1" style:font-size-asian="11.5pt" style:font-name-complex="Roboto1" style:font-size-complex="11.5pt"/>
    </style:style>
    <style:style style:name="P22" style:family="paragraph" style:parent-style-name="Standard" style:list-style-name="WWNum1">
      <loext:graphic-properties draw:fill="solid" draw:fill-color="#ffffff"/>
      <style:paragraph-properties fo:margin-left="0cm" fo:margin-right="0cm" fo:margin-top="0cm" fo:margin-bottom="0cm" style:contextual-spacing="false" fo:line-height="100%" fo:orphans="0" fo:widows="0" fo:text-indent="0cm" style:auto-text-indent="false" fo:background-color="#ffffff"/>
      <style:text-properties style:font-name="Roboto" fo:font-size="11.5pt" officeooo:paragraph-rsid="000370f5" style:font-name-asian="Roboto1" style:font-size-asian="11.5pt" style:font-name-complex="Roboto1" style:font-size-complex="11.5pt"/>
    </style:style>
    <style:style style:name="P23" style:family="paragraph" style:parent-style-name="Standard" style:list-style-name="WWNum1">
      <loext:graphic-properties draw:fill="solid" draw:fill-color="#ffffff"/>
      <style:paragraph-properties fo:margin-left="1.27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24" style:family="paragraph" style:parent-style-name="Standard" style:list-style-name="WWNum1">
      <loext:graphic-properties draw:fill="solid" draw:fill-color="#ffffff"/>
      <style:paragraph-properties fo:margin-left="1.27cm" fo:margin-right="0cm" fo:margin-top="0cm" fo:margin-bottom="0cm" style:contextual-spacing="false" fo:line-height="100%" fo:orphans="0" fo:widows="0" fo:text-indent="-0.635cm" style:auto-text-indent="false" fo:background-color="#ffffff"/>
      <style:text-properties style:font-name="Roboto" fo:font-size="11.5pt" officeooo:paragraph-rsid="000370f5" style:font-name-asian="Roboto1" style:font-size-asian="11.5pt" style:font-name-complex="Roboto1" style:font-size-complex="11.5pt"/>
    </style:style>
    <style:style style:name="P25" style:family="paragraph" style:parent-style-name="Standard" style:list-style-name="WWNum1">
      <loext:graphic-properties draw:fill="solid" draw:fill-color="#ffffff"/>
      <style:paragraph-properties fo:margin-left="0.635cm" fo:margin-right="0cm" fo:margin-top="0cm" fo:margin-bottom="0cm" style:contextual-spacing="false" fo:line-height="100%" fo:orphans="0" fo:widows="0" fo:text-indent="0cm" style:auto-text-indent="false" fo:background-color="#ffffff"/>
      <style:text-properties fo:color="#3465a4" loext:opacity="100%" style:font-name="Roboto" fo:font-size="11.5pt" officeooo:rsid="000370f5" officeooo:paragraph-rsid="000370f5" style:font-name-asian="Roboto1" style:font-size-asian="11.5pt" style:font-name-complex="Roboto1" style:font-size-complex="11.5pt"/>
    </style:style>
    <style:style style:name="P26" style:family="paragraph" style:parent-style-name="Standard" style:list-style-name="WWNum1">
      <loext:graphic-properties draw:fill="solid" draw:fill-color="#ffffff"/>
      <style:paragraph-properties fo:margin-left="2.54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27" style:family="paragraph" style:parent-style-name="Standard" style:list-style-name="WWNum1">
      <loext:graphic-properties draw:fill="solid" draw:fill-color="#ffffff"/>
      <style:paragraph-properties fo:margin-left="2.54cm" fo:margin-right="0cm" fo:margin-top="0cm" fo:margin-bottom="0.423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P28" style:family="paragraph" style:parent-style-name="Standard" style:list-style-name="WWNum1">
      <loext:graphic-properties draw:fill="solid" draw:fill-color="#ffffff"/>
      <style:paragraph-properties fo:margin-left="3.81cm" fo:margin-right="0cm" fo:margin-top="0cm" fo:margin-bottom="0cm" style:contextual-spacing="false" fo:line-height="100%" fo:orphans="0" fo:widows="0" fo:text-indent="-0.635cm" style:auto-text-indent="false" fo:background-color="#ffffff"/>
      <style:text-properties style:font-name="Roboto" fo:font-size="11.5pt" style:font-name-asian="Roboto1" style:font-size-asian="11.5pt" style:font-name-complex="Roboto1" style:font-size-complex="11.5pt"/>
    </style:style>
    <style:style style:name="T1" style:family="text">
      <style:text-properties style:font-name="Roboto" fo:font-size="11.5pt" style:font-name-asian="Roboto1" style:font-size-asian="11.5pt" style:font-name-complex="Roboto1" style:font-size-complex="11.5pt"/>
    </style:style>
    <style:style style:name="T2" style:family="text">
      <style:text-properties style:font-name="Roboto" fo:font-size="11.5pt" fo:font-weight="bold" style:font-name-asian="Roboto1" style:font-size-asian="11.5pt" style:font-weight-asian="bold" style:font-name-complex="Roboto1" style:font-size-complex="11.5pt"/>
    </style:style>
    <style:style style:name="T3" style:family="text">
      <style:text-properties style:font-name="Roboto" fo:font-size="11.5pt" fo:font-style="italic" fo:font-weight="bold" style:font-name-asian="Roboto1" style:font-size-asian="11.5pt" style:font-style-asian="italic" style:font-weight-asian="bold" style:font-name-complex="Roboto1" style:font-size-complex="11.5pt"/>
    </style:style>
    <style:style style:name="T4" style:family="text">
      <style:text-properties style:font-name="Roboto" fo:font-size="9pt" fo:font-weight="bold" style:font-name-asian="Roboto1" style:font-size-asian="9pt" style:font-weight-asian="bold" style:font-name-complex="Roboto1" style:font-size-complex="9pt" style:font-weight-complex="bold"/>
    </style:style>
    <style:style style:name="T5" style:family="text">
      <style:text-properties style:font-name="Roboto" fo:font-size="9pt" style:font-name-asian="Roboto1" style:font-size-asian="9pt" style:font-name-complex="Roboto1" style:font-size-complex="9pt"/>
    </style:style>
    <style:style style:name="T6" style:family="text">
      <style:text-properties style:font-name="Roboto" fo:font-size="9pt" fo:font-weight="normal" officeooo:rsid="0007ba7b" style:font-name-asian="Roboto1" style:font-size-asian="9pt" style:font-weight-asian="normal" style:font-name-complex="Roboto1" style:font-size-complex="9pt" style:font-weight-complex="normal"/>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bold" officeooo:rsid="000607be" style:font-size-asian="9pt" style:font-weight-asian="bold" style:font-size-complex="9pt" style:font-weight-complex="bold"/>
    </style:style>
    <style:style style:name="T9" style:family="text">
      <style:text-properties fo:font-size="9pt" fo:font-weight="bold" officeooo:rsid="000858b5" style:font-size-asian="9pt" style:font-weight-asian="bold" style:font-size-complex="9pt" style:font-weight-complex="bold"/>
    </style:style>
    <style:style style:name="T10" style:family="text">
      <style:text-properties fo:font-size="9pt" fo:font-style="normal" fo:font-weight="bold" style:font-size-asian="9pt" style:font-style-asian="normal" style:font-weight-asian="bold" style:font-size-complex="9pt" style:font-style-complex="normal" style:font-weight-complex="bold"/>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9pt" fo:font-weight="normal" officeooo:rsid="000858b5" style:font-size-asian="9pt" style:font-weight-asian="normal" style:font-size-complex="9pt" style:font-weight-complex="normal"/>
    </style:style>
    <style:style style:name="T13" style:family="text">
      <style:text-properties fo:color="#3465a4" loext:opacity="100%" style:font-name="Roboto" fo:font-size="11.5pt" officeooo:rsid="000370f5" style:font-name-asian="Roboto1" style:font-size-asian="11.5pt" style:font-name-complex="Roboto1" style:font-size-complex="11.5pt"/>
    </style:style>
    <style:style style:name="T14" style:family="text">
      <style:text-properties fo:color="#3465a4" loext:opacity="100%" style:font-name="Roboto" fo:font-size="9pt" fo:font-weight="bold" officeooo:rsid="000370f5" style:font-name-asian="Roboto1" style:font-size-asian="9pt" style:font-weight-asian="bold" style:font-name-complex="Roboto1" style:font-size-complex="9pt" style:font-weight-complex="bold"/>
    </style:style>
    <style:style style:name="T15" style:family="text">
      <style:text-properties fo:font-weight="normal" style:font-size-asian="10.0500001907349pt" style:font-weight-asian="normal" style:font-weight-complex="normal"/>
    </style:style>
    <style:style style:name="T16" style:family="text">
      <style:text-properties officeooo:rsid="000858b5"/>
    </style:style>
    <style:style style:name="T17" style:family="text">
      <style:text-properties officeooo:rsid="000e3046"/>
    </style:style>
    <style:style style:name="fr1" style:family="graphic" style:parent-style-name="Graphics">
      <style:graphic-properties fo:margin-left="0.051cm" fo:margin-right="0.051cm" fo:margin-top="0.051cm" fo:margin-bottom="0.051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text:p>
      <text:p text:style-name="P19"><text:span text:style-name="T1">Repositorio:</text:span></text:p>
      <text:p text:style-name="P18"><text:span text:style-name="T1">https://github.com/OscarCasahe/Prueba_ENDES.git</text:span></text:p>
      <text:p text:style-name="P17"><text:span text:style-name="T1"/></text:p>
      <text:p text:style-name="P17"><text:span text:style-name="T1">Realiza estas acciones. En </text:span><text:span text:style-name="T2">todos</text:span><text:span text:style-name="T1"> los apartados, además de contestar a lo que se pide, debes indicar el o los comandos que utilizas (en caso de que realices algo desde el entorno gráfico, indícalo). </text:span><text:span text:style-name="T3">Recuerda que todas las acciones referentes a git debes hacerlas mediante comandos.</text:span></text:p>
      <text:list xml:id="list3371769988" text:style-name="WWNum1">
        <text:list-item>
          <text:p text:style-name="P23">Crea un repositorio remoto desde github y haz una copia de él en tu equipo local<text:line-break/></text:p>
          <text:p text:style-name="P25">Bastará con ir a nuestra cuent de gitHub, en él nos dirigimos hacia la esquia superior derecha donde podemos crear un repositorio, el cual deberá tener un nombre adecuado, sin acentos ni ñ ni espacios a ser posible, nos servirá de <text:s/>mucho añadir un README.md para poder visualizar el contenido de nuestro repositorio. Una vez esté creado el repositorio nos iremos al directorio donde queramos tener nuestro repositorio y abriendo la consola nos bastará con poner <text:span text:style-name="T7">“git clone + URL de nuestro repositorio loclizado en gitHub”</text:span>.</text:p>
        </text:list-item>
      </text:list>
      <text:p text:style-name="P12"/>
      <text:list xml:id="list130545129803270" text:continue-numbering="true" text:style-name="WWNum1">
        <text:list-item>
          <text:p text:style-name="P23">Agrega los siguientes archivos y su contenido en tu repositorio local:</text:p>
          <text:list>
            <text:list-item>
              <text:p text:style-name="P26">archivo1.html</text:p>
              <text:list>
                <text:list-item>
                  <text:p text:style-name="P28">“Soy el archivo 1”</text:p>
                </text:list-item>
              </text:list>
            </text:list-item>
            <text:list-item>
              <text:p text:style-name="P26">archivo2.html</text:p>
              <text:list>
                <text:list-item>
                  <text:p text:style-name="P28">“Soy el archivo 2”</text:p>
                </text:list-item>
              </text:list>
            </text:list-item>
            <text:list-item>
              <text:p text:style-name="P26">archivo3.html</text:p>
              <text:list>
                <text:list-item>
                  <text:p text:style-name="P28">“Soy el archivo 3”<text:line-break/></text:p>
                </text:list-item>
              </text:list>
            </text:list-item>
          </text:list>
        </text:list-item>
      </text:list>
      <text:p text:style-name="P14"/>
      <text:p text:style-name="P5"><text:span text:style-name="T13">Para realizar este apartado tenemos diversas opciones pero la que yo he seleccionado es la más práctica a mi parecer, y es utilizando el comando </text:span><text:span text:style-name="T14">“gedit + (archivo1/2/3.html)”</text:span><text:span text:style-name="T13"> pues con este comando no solo se nos creará el archivo sino que además se nos abrirá el mismo para poder editar el contenido del mismo (en este caso añadiríamos la frase “Soy el archivo X”).</text:span></text:p>
      <text:p text:style-name="P15"/>
      <text:list xml:id="list130545050256365" text:continue-numbering="true" text:style-name="WWNum1">
        <text:list-item>
          <text:p text:style-name="P23">Estos 3 archivos debes subirlos al repositorio remoto. Ahora en github debes ver los 3 archivos, ¿en qué rama están y por qué?<text:line-break/></text:p>
        </text:list-item>
      </text:list>
      <text:p text:style-name="P6">Una vez creados los archivos, puesto que queremos añadir todos los cambios realizados desde nuesto último commit (ninguno de momento), tendremos que hacer un <text:span text:style-name="T7">“git add .”</text:span>, <text:s/>despues de este paso es aconsejable hacer <text:span text:style-name="T7">“git status”</text:span> para poder asegurarnos de que los archivos estan añadidos ahora. Una vez comprobado esto, realizamos un <text:span text:style-name="T7">“git commit -m + “comentario significativo”” </text:span>y por último con un <text:span text:style-name="T7">“git push” </text:span>ya tendríamos nuestros archivos subidos al repositorio remoto. Estos archivos se encuentran en la rama <text:span text:style-name="T7">main</text:span><text:span text:style-name="T15">, pues, como no hemos creado ninguna nueva rama hemos estado trabajando siempre en la rama principal.</text:span></text:p>
      <text:p text:style-name="P11"/>
      <text:p text:style-name="P11"/>
      <text:list xml:id="list130544425405658" text:continue-numbering="true" text:style-name="WWNum1">
        <text:list-item>
          <text:p text:style-name="P23">Desde el repositorio remoto, edita el archivo1.html, agregando:</text:p>
          <text:list>
            <text:list-item>
              <text:list>
                <text:list-item>
                  <text:p text:style-name="P28">“escribo desde una galaxia muy, muy lejana”<text:line-break/></text:p>
                </text:list-item>
              </text:list>
            </text:list-item>
          </text:list>
        </text:list-item>
      </text:list>
      <text:p text:style-name="P14"><text:soft-page-break/></text:p>
      <text:p text:style-name="P6">Para editar el archivo que queramos tendremos que <text:span text:style-name="T17">dirigirnos a el desde nuestro repositorio en gitHub, meternos en el y una vez ahí, dirigirnos al lápiz que se encuentra en la zona superior derecha para poder editarlo.</text:span></text:p>
      <text:p text:style-name="P7"/>
      <text:p text:style-name="P7"/>
      <text:p text:style-name="P7"/>
      <text:p text:style-name="P7"/>
      <text:p text:style-name="P7"/>
      <text:list xml:id="list130545577904728" text:continue-numbering="true" text:style-name="WWNum1">
        <text:list-item>
          <text:p text:style-name="P23">Actualiza tu repositorio local para traer los cambios del remoto.<text:line-break/></text:p>
        </text:list-item>
      </text:list>
      <text:p text:style-name="P6">Para actualizar nuestro repositorio tan solo nos hará falta situarnos en él, abrir git y poner<text:span text:style-name="T10"> “git pull”</text:span>, de esta manera todos los contenidos que no se encuentren en local serán extraidos y <text:s text:c="2"/>por supuesto nuestro repositorio local quedará actualizado.</text:p>
      <text:p text:style-name="P11"/>
      <text:list xml:id="list130545926022574" text:continue-numbering="true" text:style-name="WWNum1">
        <text:list-item>
          <text:p text:style-name="P24">Crea una rama en tu local llamada pruebas</text:p>
          <text:p text:style-name="P20"/>
          <text:p text:style-name="P21">Para crear una rama tendremos que usar el comado <text:span text:style-name="T7">“git branch pruebas (en este caso)”</text:span></text:p>
          <text:p text:style-name="P22"><text:line-break/></text:p>
        </text:list-item>
        <text:list-item>
          <text:p text:style-name="P23">Consulta las ramas que tienes creadas y el contenido de sus archivos</text:p>
        </text:list-item>
      </text:list>
      <text:p text:style-name="P11"/>
      <text:p text:style-name="P8">Para consultar las ramas creadas y el contenido de las mismas con bastará con hacer <text:span text:style-name="T7">“git branch -</text:span><text:span text:style-name="T8">v</text:span><text:span text:style-name="T7">”</text:span>, de esta manera nos aparecerán las ramas existentes y además en cual estamos situados. Para visualizar el contenido de los archivos nos bastará con usar <text:span text:style-name="T7">“cat archivo1.html <text:s/>(por ejemplo)”</text:span><text:span text:style-name="T11">.</text:span></text:p>
      <text:p text:style-name="P11"/>
      <text:list xml:id="list130544392679607" text:continue-numbering="true" text:style-name="WWNum1">
        <text:list-item>
          <text:p text:style-name="P23">Desde esta rama, modifica el archivo1, agregando:</text:p>
          <text:list>
            <text:list-item>
              <text:list>
                <text:list-item>
                  <text:p text:style-name="P28">“escribo desde una galaxia más cercana”<text:line-break/></text:p>
                </text:list-item>
              </text:list>
            </text:list-item>
          </text:list>
        </text:list-item>
      </text:list>
      <text:p text:style-name="P15"/>
      <text:p text:style-name="P8"><text:span text:style-name="T16">Teniendo en cuenta que nos encontramos en la rama pruebas tendremos que cambiarnos de rama con un </text:span><text:span text:style-name="T9">“git checkout main”</text:span><text:span text:style-name="T16"> antes de hacer nada. </text:span>Para realizar este apartado tendremos que volver a usar el comando <text:span text:style-name="T7">“echo escribo desde una galaxia mas cercana » archivo1.html” </text:span><text:span text:style-name="T15">o de igual manera también podemos hacer </text:span><text:span text:style-name="T7">“gedit archivo1.html”</text:span><text:span text:style-name="T15"> e introducir el mensaje que se nos pide.</text:span></text:p>
      <text:p text:style-name="P4"/>
      <text:list xml:id="list130544960789912" text:continue-numbering="true" text:style-name="WWNum1">
        <text:list-item>
          <text:p text:style-name="P23">Consulta el contenido del archivo que acabas de modificar en la rama máster<text:line-break/></text:p>
        </text:list-item>
      </text:list>
      <text:p text:style-name="P9">Para revisar su contenido sin intención de modificar nada haremos <text:span text:style-name="T7">“cat archivo1.html”</text:span>. <text:span text:style-name="T16">De igual manera para revisar los commits hechos en la rama podemos usar </text:span><text:span text:style-name="T9">“git show-branch”</text:span><text:span text:style-name="T12">.</text:span></text:p>
      <text:p text:style-name="P12"/>
      <text:list xml:id="list130545968355090" text:continue-numbering="true" text:style-name="WWNum1">
        <text:list-item>
          <text:p text:style-name="P23">Consulta el contenido del archivo que acabas de modificar en la rama pruebas<text:line-break/></text:p>
        </text:list-item>
      </text:list>
      <text:p text:style-name="P10">Nos tendríamos que mover de rama con un “git checkout pruebas” esta vez para volver a la rama pruebas y una vez ahí volver a hacer <text:span text:style-name="T7">“cat + nombre del archivo”</text:span>.</text:p>
      <text:p text:style-name="P11"/>
      <text:list xml:id="list130546242585024" text:continue-numbering="true" text:style-name="WWNum1">
        <text:list-item>
          <text:p text:style-name="P23">Por último, realiza las acciones necesarias para conseguir lo siguiente:</text:p>
          <text:list>
            <text:list-item>
              <text:p text:style-name="P26">Lo que tienes ahora mismo en tu repositorio local, debes subirlo al remoto (incluida la rama pruebas y los cambios que has hecho en ella).<text:line-break/></text:p>
            </text:list-item>
          </text:list>
        </text:list-item>
      </text:list>
      <text:p text:style-name="P9">Tendremos que hacer <text:s/><text:span text:style-name="T7">“git commit -m “mensaje significativo”</text:span> para subir los archivos a nuestro repositorio local y por último “ git push” para subirlos a nuestro repositorio remoto. En el caso de <text:soft-page-break/>querer subir los cambios de una rama particular haremos <text:span text:style-name="T7">“git push -u origin + nombre de la rama”</text:span><text:span text:style-name="T11">.</text:span></text:p>
      <text:p text:style-name="P13"/>
      <text:list xml:id="list130545806512233" text:continue-numbering="true" text:style-name="WWNum1">
        <text:list-item>
          <text:list>
            <text:list-item>
              <text:p text:style-name="P27">Todo lo que has modificado, debes subirlo a la rama máster, primero en local y luego en remoto.</text:p>
            </text:list-item>
          </text:list>
        </text:list-item>
      </text:list>
      <text:p text:style-name="P3"><text:span text:style-name="T1">En ese caso tendremos que hace un paso previo al caso del apartado a), y este es un </text:span><text:span text:style-name="T4">“git add .”</text:span><text:span text:style-name="T1"> para añadir los archivos. (luego “</text:span><text:span text:style-name="T4">git commit -m “mensaje”</text:span><text:span text:style-name="T1"> y</text:span><text:span text:style-name="T5"> </text:span><text:span text:style-name="T4">“git push”</text:span><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1.5pt" style:text-underline-style="none"/>
    </style:style>
    <style:style style:name="ListLabel_20_2" style:display-name="ListLabel 2" style:family="text">
      <style:text-properties style:font-name="Roboto" fo:font-family="Roboto" style:font-family-generic="roman" style:font-pitch="variable" fo:font-size="11.5pt" style:text-underline-style="none"/>
    </style:style>
    <style:style style:name="ListLabel_20_3" style:display-name="ListLabel 3" style:family="text">
      <style:text-properties style:font-name="Roboto" fo:font-family="Roboto" style:font-family-generic="roman" style:font-pitch="variable" fo:font-size="11.5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orphans="0" fo:widows="0"/>
      <style:text-properties fo:color="#666666" loext:opacity="100%" fo:font-size="9pt" fo:font-style="italic" style:font-size-asian="9pt" style:font-style-asian="italic" style:font-size-complex="9pt"/>
    </style:style>
    <style:style style:name="MP2" style:family="paragraph" style:parent-style-name="Standard">
      <style:paragraph-properties fo:line-height="100%" fo:orphans="0" fo:widows="0"/>
      <style:text-properties fo:color="#666666" loext:opacity="100%" fo:font-size="9pt" style:font-size-asian="9pt" style:font-size-complex="9pt"/>
    </style:style>
    <style:style style:name="Mfr1" style:family="graphic" style:parent-style-name="Graphics">
      <style:graphic-properties fo:margin-left="0.051cm" fo:margin-right="0.051cm" fo:margin-top="0.051cm" fo:margin-bottom="0.051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jpg" text:anchor-type="char" svg:x="17.939cm" svg:y="0.476cm" svg:width="1.626cm" svg:height="1.626cm" draw:z-index="2"><draw:image xlink:href="Pictures/10000000000000E1000000E10DB8019EA30A606C.jpg" xlink:type="simple" xlink:show="embed" xlink:actuate="onLoad" draw:mime-type="image/jpeg"/></draw:frame>Práctica git, Entornos de Desarrollo</text:p>
        <text:p text:style-name="MP1">09/11/2020</text:p>
        <text:p text:style-name="MP2"/>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 LibreOffice_project/7cbcfc562f6eb6708b5ff7d7397325de9e764452</meta:generator>
    <dc:date>2020-11-09T13:05:44.013000000</dc:date>
    <meta:editing-duration>PT25M51S</meta:editing-duration>
    <meta:editing-cycles>6</meta:editing-cycles>
    <meta:document-statistic meta:table-count="0" meta:image-count="1" meta:object-count="0" meta:page-count="3" meta:paragraph-count="39" meta:word-count="865" meta:character-count="5135" meta:non-whitespace-character-count="4313"/>
  </office:meta>
</office:document-meta>
</file>